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1.5236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000a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a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99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/>
          <table:table-cell office:value-type="string">
            <text:p>car2go</text:p>
          </table:table-cell>
          <table:table-cell office:value-type="string">
            <text:p>getaround</text:p>
          </table:table-cell>
          <table:table-cell office:value-type="string">
            <text:p>Carma</text:p>
          </table:table-cell>
          <table:table-cell office:value-type="string">
            <text:p>enterprise</text:p>
          </table:table-cell>
          <table:table-cell office:value-type="string">
            <text:p>turo</text:p>
          </table:table-cell>
          <table:table-cell office:value-type="string">
            <text:p>zipcar</text:p>
          </table:table-cell>
        </table:table-row>
        <table:table-row table:style-name="ro2">
          <table:table-cell table:style-name="ce1" office:value-type="string">
            <text:p>avaliable citites</text:p>
          </table:table-cell>
          <table:table-cell table:style-name="ce2" office:value-type="string">
            <text:p>New York City, Portland, Columbus, Seattle, San Diego, Twin Cities Denver, Austin, Washington</text:p>
          </table:table-cell>
          <table:table-cell table:style-name="ce3" office:value-type="string">
            <text:p>San Francisco, Berkeley, Chicago, Oakland, Portland, Washington D.C. </text:p>
          </table:table-cell>
          <table:table-cell table:style-name="ce3" office:value-type="string">
            <text:p>SF Bay Area</text:p>
          </table:table-cell>
          <table:table-cell table:style-name="ce3" office:value-type="string">
            <text:p>Boise, </text:p>
            <text:p>Boston, </text:p>
            <text:p>Charleston, </text:p>
            <text:p>Chicago, </text:p>
            <text:p>Corvallis, </text:p>
            <text:p>Dallas, </text:p>
            <text:p>Denver, </text:p>
            <text:p>Eugene, </text:p>
            <text:p>Greenville, </text:p>
            <text:p>Hoboken, </text:p>
            <text:p>Honolulu, </text:p>
            <text:p>Houston, </text:p>
            <text:p>Jersey City, </text:p>
            <text:p>Louisville, </text:p>
            <text:p>New Brunswick, </text:p>
            <text:p>New Orleans, </text:p>
            <text:p>New York, </text:p>
            <text:p>Oberlin, </text:p>
            <text:p>Oxford, </text:p>
            <text:p>Philadelphia, </text:p>
            <text:p>Phoenix, </text:p>
            <text:p>Salt Lake City, </text:p>
            <text:p>San Francisco, </text:p>
            <text:p>St. Louis, </text:p>
            <text:p>St. Petersburg, </text:p>
            <text:p>Tampa, </text:p>
            <text:p>Washington D.C.</text:p>
          </table:table-cell>
          <table:table-cell table:style-name="ce3" office:value-type="string">
            <text:p>Atlanta, </text:p>
            <text:p>Miami, </text:p>
            <text:p>Boston, </text:p>
            <text:p>San Diego, </text:p>
            <text:p>Chicago, </text:p>
            <text:p>San Francisco, </text:p>
            <text:p>Denver, </text:p>
            <text:p>Seattle, </text:p>
            <text:p>Honolulu, </text:p>
            <text:p>Washington D.C., </text:p>
            <text:p>Houston, </text:p>
            <text:p>Los Angeles</text:p>
          </table:table-cell>
          <table:table-cell table:style-name="ce3" office:value-type="string">
            <text:p>Atlanta, </text:p>
            <text:p>Austin, </text:p>
            <text:p>Baltimore, </text:p>
            <text:p>Boston, </text:p>
            <text:p>Chicago, </text:p>
            <text:p>Dallas, </text:p>
            <text:p>Denver, </text:p>
            <text:p>Detroit, </text:p>
            <text:p>Houston, </text:p>
            <text:p>Los Angeles, </text:p>
            <text:p>Miami, </text:p>
            <text:p>Minneapolis, </text:p>
            <text:p>Milwaukee, </text:p>
            <text:p>New York, </text:p>
            <text:p>Philadelphia, </text:p>
            <text:p>Pittsburgh, </text:p>
            <text:p>Portland, </text:p>
            <text:p>Providence, </text:p>
            <text:p>Sacramento, </text:p>
            <text:p>San Diego, </text:p>
            <text:p>San Francisco, </text:p>
            <text:p>Seattle, </text:p>
            <text:p>Washington DC.</text:p>
          </table:table-cell>
        </table:table-row>
        <table:table-row table:style-name="ro3">
          <table:table-cell office:value-type="string">
            <text:p>features</text:p>
          </table:table-cell>
          <table:table-cell table:number-columns-repeated="6"/>
        </table:table-row>
        <table:table-row table:style-name="ro3">
          <table:table-cell office:value-type="string">
            <text:p>Vehicle Types</text:p>
          </table:table-cell>
          <table:table-cell table:number-columns-repeated="6"/>
        </table:table-row>
        <table:table-row table:style-name="ro1">
          <table:table-cell office:value-type="string">
            <text:p>signup required</text:p>
          </table:table-cell>
          <table:table-cell table:number-columns-repeated="3"/>
          <table:table-cell table:style-name="ce4" office:value-type="boolean" office:boolean-value="true">
            <text:p>TRUE</text:p>
          </table:table-cell>
          <table:table-cell/>
          <table:table-cell table:style-name="ce4" office:value-type="boolean" office:boolean-value="true">
            <text:p>TRUE</text:p>
          </table:table-cell>
        </table:table-row>
        <table:table-row table:style-name="ro3">
          <table:table-cell office:value-type="string">
            <text:p>free gas</text:p>
          </table:table-cell>
          <table:table-cell/>
          <table:table-cell table:style-name="ce4" office:value-type="boolean" office:boolean-value="false">
            <text:p>FALSE</text:p>
          </table:table-cell>
          <table:table-cell/>
          <table:table-cell table:style-name="ce4" office:value-type="boolean" office:boolean-value="true">
            <text:p>TRUE</text:p>
          </table:table-cell>
          <table:table-cell table:style-name="ce4" office:value-type="boolean" office:boolean-value="false">
            <text:p>FALSE</text:p>
          </table:table-cell>
          <table:table-cell/>
        </table:table-row>
        <table:table-row table:style-name="ro3">
          <table:table-cell office:value-type="string">
            <text:p>pricing</text:p>
          </table:table-cell>
          <table:table-cell table:number-columns-repeated="6"/>
        </table:table-row>
        <table:table-row table:style-name="ro3">
          <table:table-cell office:value-type="string">
            <text:p>app for rentals</text:p>
          </table:table-cell>
          <table:table-cell table:number-columns-repeated="3"/>
          <table:table-cell table:style-name="ce4" office:value-type="boolean" office:boolean-value="true">
            <text:p>TRUE</text:p>
          </table:table-cell>
          <table:table-cell/>
          <table:table-cell table:style-name="ce4" office:value-type="boolean" office:boolean-value="true">
            <text:p>TRUE</text:p>
          </table:table-cell>
        </table:table-row>
        <table:table-row table:style-name="ro3">
          <table:table-cell office:value-type="string">
            <text:p>mileage limit per day</text:p>
          </table:table-cell>
          <table:table-cell/>
          <table:table-cell office:value-type="float" office:value="200">
            <text:p>200</text:p>
          </table:table-cell>
          <table:table-cell table:number-columns-repeated="4"/>
        </table:table-row>
        <table:table-row table:style-name="ro3">
          <table:table-cell office:value-type="string">
            <text:p>landing page</text:p>
          </table:table-cell>
          <table:table-cell table:number-columns-repeated="6"/>
        </table:table-row>
        <table:table-row table:style-name="ro3">
          <table:table-cell office:value-type="string">
            <text:p>terms page</text:p>
          </table:table-cell>
          <table:table-cell table:number-columns-repeated="6"/>
        </table:table-row>
        <table:table-row table:style-name="ro3">
          <table:table-cell office:value-type="string">
            <text:p>ride process page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6/20/2016</text:date>, <text:time>20:5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Levy</meta:initial-creator>
    <meta:creation-date>2016-06-20T19:46:06.55</meta:creation-date>
    <dc:date>2016-06-20T20:51:46.79</dc:date>
    <dc:creator>Jeremy Levy</dc:creator>
    <meta:editing-duration>PT1H5M38S</meta:editing-duration>
    <meta:editing-cycles>6</meta:editing-cycles>
    <meta:generator>OpenOffice/4.1.2$Win32 OpenOffice.org_project/412m3$Build-9782</meta:generator>
    <meta:document-statistic meta:table-count="3" meta:cell-count="31" meta:object-count="0"/>
  </office:meta>
</office:document-meta>
</file>